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ModelJXPath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odelJXPath.doLoad( Widget frmModel , JXPathContext jxp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eeModelJXPath.TreeModelJXPath( JXPathBindingBuilderBase . CommonAttributes commonAtts , String widgetId ,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ModelJXPath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